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widows="0" fo:orphans="0" fo:break-before="page" fo:margin-bottom="0.1666in" style:page-number="1"/>
      <style:text-properties style:font-name="Montserrat" style:font-name-asian="Montserrat" style:font-name-complex="Montserrat" fo:font-size="14pt" style:font-size-asian="14pt" style:font-size-complex="14pt"/>
    </style:style>
    <style:style style:name="P2" style:parent-style-name="Titre" style:family="paragraph">
      <style:paragraph-properties fo:widows="0" fo:orphans="0" fo:text-align="center" fo:margin-bottom="0.1666in"/>
    </style:style>
    <style:style style:name="T3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P4" style:parent-style-name="Standard" style:family="paragraph">
      <style:paragraph-properties fo:text-align="center" fo:line-height="100%"/>
    </style:style>
    <style:style style:name="T5" style:parent-style-name="Policepardéfaut" style:family="text">
      <style:text-properties style:font-name="Montserrat" style:font-name-asian="Montserrat" style:font-name-complex="Montserrat" fo:font-size="14pt" style:font-size-asian="14pt" style:font-size-complex="14pt"/>
    </style:style>
    <style:style style:name="P6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7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8" style:parent-style-name="Standard" style:family="paragraph">
      <style:text-properties style:font-name="Montserrat" style:font-name-asian="Montserrat" style:font-name-complex="Montserrat"/>
    </style:style>
    <style:style style:name="TableColumn10" style:family="table-column">
      <style:table-column-properties style:column-width="0.8958in" style:use-optimal-column-width="false"/>
    </style:style>
    <style:style style:name="TableColumn11" style:family="table-column">
      <style:table-column-properties style:column-width="2.1881in" style:use-optimal-column-width="false"/>
    </style:style>
    <style:style style:name="TableColumn12" style:family="table-column">
      <style:table-column-properties style:column-width="2.9895in" style:use-optimal-column-width="false"/>
    </style:style>
    <style:style style:name="TableColumn13" style:family="table-column">
      <style:table-column-properties style:column-width="3.9576in" style:use-optimal-column-width="false"/>
    </style:style>
    <style:style style:name="Table9" style:family="table">
      <style:table-properties style:width="10.0312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17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18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20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1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4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3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3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3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</style:style>
    <style:style style:name="T3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0" style:parent-style-name="Standard" style:family="paragraph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margin-top="0.1388in" fo:line-height="100%"/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7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1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2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5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6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9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0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6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6" style:parent-style-name="Standard" style:family="paragraph">
      <style:paragraph-properties fo:margin-top="0.1388in" fo:line-height="100%"/>
    </style:style>
    <style:style style:name="P67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8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9" style:parent-style-name="Titre2" style:family="paragraph"/>
    <style:style style:name="P70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line-height="100%"/>
    </style:style>
    <style:style style:name="T7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olumn74" style:family="table-column">
      <style:table-column-properties style:column-width="1.9388in" style:use-optimal-column-width="false"/>
    </style:style>
    <style:style style:name="TableColumn75" style:family="table-column">
      <style:table-column-properties style:column-width="1.8118in" style:use-optimal-column-width="false"/>
    </style:style>
    <style:style style:name="TableColumn76" style:family="table-column">
      <style:table-column-properties style:column-width="1.7159in" style:use-optimal-column-width="false"/>
    </style:style>
    <style:style style:name="TableColumn77" style:family="table-column">
      <style:table-column-properties style:column-width="2.1104in" style:use-optimal-column-width="false"/>
    </style:style>
    <style:style style:name="TableColumn78" style:family="table-column">
      <style:table-column-properties style:column-width="2.3236in" style:use-optimal-column-width="false"/>
    </style:style>
    <style:style style:name="Table73" style:family="table">
      <style:table-properties style:width="9.9006in" fo:margin-left="0.0208in" table:align="left"/>
    </style:style>
    <style:style style:name="TableRow79" style:family="table-row">
      <style:table-row-properties style:min-row-height="0.4409in" style:use-optimal-row-height="false"/>
    </style:style>
    <style:style style:name="TableCell80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 fo:line-height="100%"/>
    </style:style>
    <style:style style:name="T82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3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 fo:line-height="100%"/>
    </style:style>
    <style:style style:name="T85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6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line-height="100%"/>
    </style:style>
    <style:style style:name="T88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9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 fo:line-height="100%"/>
    </style:style>
    <style:style style:name="T91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92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line-height="100%"/>
    </style:style>
    <style:style style:name="T94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Row95" style:family="table-row">
      <style:table-row-properties style:min-row-height="0.5375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P106" style:parent-style-name="Standard" style:family="paragraph">
      <style:paragraph-properties fo:line-height="100%"/>
    </style:style>
    <style:style style:name="TableRow107" style:family="table-row">
      <style:table-row-properties style:min-row-height="0.3305in" style:use-optimal-row-height="false"/>
    </style:style>
    <style:style style:name="TableCell108" style:family="table-cell">
      <style:table-cell-properties fo:border-top="0.0138in solid #000000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P118" style:parent-style-name="Standard" style:family="paragraph">
      <style:paragraph-properties fo:line-height="100%"/>
    </style:style>
    <style:style style:name="TableRow119" style:family="table-row">
      <style:table-row-properties style:min-row-height="0.6361in"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P130" style:parent-style-name="Standard" style:family="paragraph">
      <style:paragraph-properties fo:line-height="100%"/>
    </style:style>
    <style:style style:name="TableRow131" style:family="table-row">
      <style:table-row-properties style:min-row-height="0.6361in"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P142" style:parent-style-name="Standard" style:family="paragraph">
      <style:paragraph-properties fo:line-height="100%"/>
    </style:style>
    <style:style style:name="TableRow143" style:family="table-row">
      <style:table-row-properties style:min-row-height="0.6361in"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line-height="100%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line-height="100%"/>
    </style:style>
    <style:style style:name="P154" style:parent-style-name="Standard" style:family="paragraph">
      <style:paragraph-properties fo:line-height="100%"/>
    </style:style>
    <style:style style:name="TableRow155" style:family="table-row">
      <style:table-row-properties style:min-row-height="0.5277in" style:use-optimal-row-height="false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line-height="100%"/>
    </style:style>
    <style:style style:name="P160" style:parent-style-name="Standard" style:family="paragraph">
      <style:paragraph-properties fo:line-height="100%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P167" style:parent-style-name="Standard" style:family="paragraph">
      <style:paragraph-properties fo:line-height="100%"/>
    </style:style>
    <style:style style:name="TableRow168" style:family="table-row">
      <style:table-row-properties style:min-row-height="0.5388in" style:use-optimal-row-height="false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line-height="100%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P179" style:parent-style-name="Standard" style:family="paragraph">
      <style:paragraph-properties fo:line-height="100%"/>
    </style:style>
    <style:style style:name="TableRow180" style:family="table-row">
      <style:table-row-properties style:min-row-height="0.5388in" style:use-optimal-row-height="false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line-height="100%"/>
    </style:style>
    <style:style style:name="P187" style:parent-style-name="Standard" style:family="paragraph">
      <style:paragraph-properties fo:line-height="100%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P192" style:parent-style-name="Standard" style:family="paragraph">
      <style:paragraph-properties fo:line-height="100%"/>
    </style:style>
    <style:style style:name="TableRow193" style:family="table-row">
      <style:table-row-properties style:min-row-height="0.8236in" style:use-optimal-row-height="false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line-height="100%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P198" style:parent-style-name="Standard" style:family="paragraph">
      <style:paragraph-properties fo:line-height="100%" fo:margin-left="0.25in">
        <style:tab-stops/>
      </style:paragraph-properties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line-height="100%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/>
    </style:style>
    <style:style style:name="P203" style:parent-style-name="Standard" style:family="paragraph">
      <style:paragraph-properties fo:line-height="100%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line-height="100%"/>
    </style:style>
    <style:style style:name="P206" style:parent-style-name="Standard" style:family="paragraph">
      <style:paragraph-properties fo:line-height="100%"/>
    </style:style>
    <style:style style:name="TableRow207" style:family="table-row">
      <style:table-row-properties style:min-row-height="0.6597in" style:use-optimal-row-height="false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P219" style:parent-style-name="Standard" style:family="paragraph">
      <style:paragraph-properties fo:line-height="100%"/>
    </style:style>
    <style:style style:name="TableRow220" style:family="table-row">
      <style:table-row-properties style:min-row-height="0.5736in" style:use-optimal-row-height="false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line-height="100%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P231" style:parent-style-name="Standard" style:family="paragraph">
      <style:paragraph-properties fo:line-height="100%"/>
      <style:text-properties fo:color="#FF0000"/>
    </style:style>
    <style:style style:name="TableRow232" style:family="table-row">
      <style:table-row-properties style:min-row-height="0.5736in" style:use-optimal-row-height="false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line-height="100%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line-height="100%"/>
    </style:style>
    <style:style style:name="P243" style:parent-style-name="Standard" style:family="paragraph">
      <style:paragraph-properties fo:line-height="100%"/>
    </style:style>
    <style:style style:name="P244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45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46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47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48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49" style:parent-style-name="Titre2" style:family="paragraph"/>
    <style:style style:name="P250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51" style:parent-style-name="Standard" style:family="paragraph"/>
    <style:style style:name="T25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3" style:parent-style-name="Standard" style:family="paragraph"/>
    <style:style style:name="T25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5" style:parent-style-name="Standard" style:family="paragraph"/>
    <style:style style:name="T25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57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5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9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60" style:parent-style-name="Titre2" style:family="paragraph"/>
    <style:style style:name="P261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62" style:parent-style-name="Standard" style:family="paragraph"/>
    <style:style style:name="T26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4" style:parent-style-name="Standard" style:family="paragraph"/>
    <style:style style:name="T2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6" style:parent-style-name="Standard" style:family="paragraph"/>
    <style:style style:name="T26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68" style:parent-style-name="Policepardéfaut" style:family="text">
      <style:text-properties style:font-name="Montserrat" style:font-name-asian="Montserrat" style:font-name-complex="Montserrat" fo:font-style="italic" style:font-style-asian="italic" style:font-style-complex="italic" fo:color="#4472C4" fo:font-size="12pt" style:font-size-asian="12pt" style:font-size-complex="12pt"/>
    </style:style>
    <style:style style:name="T26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0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71" style:parent-style-name="Titre2" style:family="paragraph">
      <style:paragraph-properties fo:widows="0" fo:orphans="0"/>
    </style:style>
    <style:style style:name="P272" style:parent-style-name="Standard" style:family="paragraph"/>
    <style:style style:name="T27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4" style:parent-style-name="Standard" style:family="paragraph"/>
    <style:style style:name="T27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6" style:parent-style-name="Standard" style:family="paragraph"/>
    <style:style style:name="T27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7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9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280" style:parent-style-name="Titre2" style:family="paragraph">
      <style:paragraph-properties fo:widows="0" fo:orphans="0"/>
    </style:style>
    <style:style style:name="P281" style:parent-style-name="Standard" style:family="paragraph">
      <style:paragraph-properties fo:line-height="100%"/>
    </style:style>
    <style:style style:name="T28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3" style:parent-style-name="Standard" style:family="paragraph">
      <style:paragraph-properties fo:line-height="100%"/>
    </style:style>
    <style:style style:name="T28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5" style:parent-style-name="Standard" style:family="paragraph">
      <style:paragraph-properties fo:line-height="100%"/>
    </style:style>
    <style:style style:name="T28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8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8" style:parent-style-name="Standard" style:family="paragraph">
      <style:paragraph-properties fo:line-height="100%"/>
    </style:style>
    <style:style style:name="T28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90" style:parent-style-name="Titre2" style:family="paragraph">
      <style:paragraph-properties fo:widows="0" fo:orphans="0"/>
    </style:style>
    <style:style style:name="T291" style:parent-style-name="Policepardéfaut" style:family="text">
      <style:text-properties fo:font-size="14pt" style:font-size-asian="14pt" style:font-size-complex="14pt"/>
    </style:style>
    <style:style style:name="T292" style:parent-style-name="Policepardéfaut" style:family="text">
      <style:text-properties fo:font-size="12pt" style:font-size-asian="12pt" style:font-size-complex="12pt"/>
    </style:style>
    <style:style style:name="P293" style:parent-style-name="Standard" style:family="paragraph">
      <style:paragraph-properties fo:line-height="100%"/>
    </style:style>
    <style:style style:name="T29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95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96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97" style:parent-style-name="Standard" style:family="paragraph">
      <style:paragraph-properties fo:line-height="100%" fo:margin-left="0.5in">
        <style:tab-stops/>
      </style:paragraph-properties>
    </style:style>
    <style:style style:name="T298" style:parent-style-name="Policepardéfaut" style:family="text">
      <style:text-properties style:font-name="Montserrat" fo:font-size="12pt" style:font-size-asian="12pt" style:font-size-complex="12pt"/>
    </style:style>
  </office:automatic-styles>
  <office:body>
    <office:text text:use-soft-page-breaks="true">
      <text:p text:style-name="P1"><text:bookmark-start text:name="_plk5899mvlqq"/><text:bookmark-end text:name="_plk5899mvlqq"/></text:p>
      <text:p text:style-name="P2"><text:bookmark-start text:name="_1jgtpi0w9ri"/><text:bookmark-end text:name="_1jgtpi0w9ri"/><text:span text:style-name="T3">Spécifications techniques</text:span></text:p>
      <text:p text:style-name="P4"><text:span text:style-name="T5">MENU MAKER by QWENTA</text:span></text:p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Version</text:span></text:p>
          </table:table-cell>
          <table:table-cell table:style-name="TableCell18">
            <text:p text:style-name="P19"><text:span text:style-name="T20">Auteur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Approbation</text:span></text:p>
          </table:table-cell>
        </table:table-row>
        <table:table-row table:style-name="TableRow27">
          <table:table-cell table:style-name="TableCell28">
            <text:p text:style-name="P29"><text:span text:style-name="T30">1.0</text:span></text:p>
          </table:table-cell>
          <table:table-cell table:style-name="TableCell31">
            <text:p text:style-name="P32"><text:span text:style-name="T33">Frédéric, Webgencia</text:span></text:p>
          </table:table-cell>
          <table:table-cell table:style-name="TableCell34">
            <text:p text:style-name="P35"><text:span text:style-name="T36">03 Juillet 2024</text:span></text:p>
          </table:table-cell>
          <table:table-cell table:style-name="TableCell37">
            <text:p text:style-name="P38"><text:span text:style-name="T39">John, Qwenta</text:span></text:p>
          </table:table-cell>
        </table:table-row>
      </table:table>
      <text:p text:style-name="P40"/>
      <text:p text:style-name="P41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</text:table-of-content-source>
        <text:index-body>
          <text:p text:style-name="P42"><text:a xlink:href="#_409jm82qlgst" office:target-frame-name="_top" xlink:show="replace"><text:span text:style-name="T43">I. Choix technologiques</text:span><text:span text:style-name="T44"><text:tab/></text:span></text:a><text:span text:style-name="T45">2</text:span></text:p>
          <text:p text:style-name="P46"><text:a xlink:href="#_ex0md8td8283" office:target-frame-name="_top" xlink:show="replace"><text:span text:style-name="T47">II. Liens avec le back-end</text:span><text:span text:style-name="T48"><text:tab/></text:span></text:a><text:span text:style-name="T49">3</text:span></text:p>
          <text:p text:style-name="P50"><text:a xlink:href="#_a61v3uh5vs19" office:target-frame-name="_top" xlink:show="replace"><text:span text:style-name="T51">III. Préconisations concernant le domaine et l’hébergement</text:span><text:span text:style-name="T52"><text:tab/></text:span></text:a><text:span text:style-name="T53">3</text:span></text:p>
          <text:p text:style-name="P54"><text:a xlink:href="#_n56najuvb5ys" office:target-frame-name="_top" xlink:show="replace"><text:span text:style-name="T55">IV. Accessibilité</text:span><text:span text:style-name="T56"><text:tab/></text:span></text:a><text:span text:style-name="T57">3</text:span></text:p>
          <text:p text:style-name="P58"><text:a xlink:href="#_l80x4g9stizp" office:target-frame-name="_top" xlink:show="replace"><text:span text:style-name="T59">V. Recommandations en termes de sécurité</text:span><text:span text:style-name="T60"><text:tab/></text:span></text:a><text:span text:style-name="T61">3</text:span></text:p>
          <text:p text:style-name="P62"><text:a xlink:href="#_vbbknpfyus5o" office:target-frame-name="_top" xlink:show="replace"><text:span text:style-name="T63">VI. Maintenance du site et futures mises à jour</text:span><text:span text:style-name="T64"><text:tab/></text:span></text:a><text:span text:style-name="T65">4</text:span></text:p>
        </text:index-body>
      </text:table-of-content>
      <text:p text:style-name="P66"/>
      <text:p text:style-name="P67"/>
      <text:p text:style-name="P68"/>
      <text:list text:style-name="WWNum3">
        <text:list-item text:start-value="1">
          <text:p text:style-name="P69"><text:bookmark-start text:name="_409jm82qlgst"/><text:bookmark-end text:name="_409jm82qlgst"/><text:soft-page-break/>Choix technologiques</text:p>
        </text:list-item>
      </text:list>
      <text:p text:style-name="P70"/>
      <text:list text:style-name="WWNum4">
        <text:list-item>
          <text:p text:style-name="P71"><text:span text:style-name="T72">État des lieux des besoins fonctionnels et de leurs solutions techniques :</text:span></text:p>
        </text:list-item>
      </text:list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Besoin</text:span></text:p>
          </table:table-cell>
          <table:table-cell table:style-name="TableCell83">
            <text:p text:style-name="P84"><text:span text:style-name="T85">Contraintes</text:span></text:p>
          </table:table-cell>
          <table:table-cell table:style-name="TableCell86">
            <text:p text:style-name="P87"><text:span text:style-name="T88">Solution</text:span></text:p>
          </table:table-cell>
          <table:table-cell table:style-name="TableCell89">
            <text:p text:style-name="P90"><text:span text:style-name="T91">Description de la solution</text:span></text:p>
          </table:table-cell>
          <table:table-cell table:style-name="TableCell92">
            <text:p text:style-name="P93"><text:span text:style-name="T94">Justification (2 arguments)</text:span></text:p>
          </table:table-cell>
        </table:table-row>
        <table:table-row table:style-name="TableRow95">
          <table:table-cell table:style-name="TableCell96">
            <text:p text:style-name="P97">Front-end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/>REACT</text:p>
          </table:table-cell>
          <table:table-cell table:style-name="TableCell102">
            <text:p text:style-name="P103">React est une bibliothèque Javascript offrant des composants réutilisables, capables de gérer leur propre état pour la création d’interface utilisateurs dynamique.</text:p>
          </table:table-cell>
          <table:table-cell table:style-name="TableCell104">
            <text:list text:style-name="LFO10" text:continue-numbering="true">
              <text:list-item>
                <text:p text:style-name="P105">Contribution significative de la communauté étendue et établie de longue date.</text:p>
              </text:list-item>
              <text:list-item>
                <text:p text:style-name="P106">Utilisé par la communauté Meta (Facebook)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>Logo, boutons, formulaires, modales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REACT- Retool</text:p>
          </table:table-cell>
          <table:table-cell table:style-name="TableCell114">
            <text:p text:style-name="P115">Retool est une librairie React proposant des composants prêts à l’utilisation.</text:p>
          </table:table-cell>
          <table:table-cell table:style-name="TableCell116">
            <text:list text:style-name="LFO10" text:continue-numbering="true">
              <text:list-item>
                <text:p text:style-name="P117">La librairie couvre les besoins nécessaires au projet</text:p>
              </text:list-item>
              <text:list-item>
                <text:p text:style-name="P118">Gain de temps<text:s/>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Navigation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REACT-router</text:p>
          </table:table-cell>
          <table:table-cell table:style-name="TableCell126">
            <text:p text:style-name="P127">Le routage côté client permet à votre application de mettre à jour l’URL à partir d’un clic sur un lien sans effectuer une autre demande au serveur.</text:p>
          </table:table-cell>
          <table:table-cell table:style-name="TableCell128">
            <text:list text:style-name="LFO10" text:continue-numbering="true">
              <text:list-item>
                <text:p text:style-name="P129">Pas de rechargement de page (Link)</text:p>
              </text:list-item>
              <text:list-item>
                <text:p text:style-name="P130">Expérience utilisateur améliorée</text:p>
              </text:list-item>
            </text:list>
          </table:table-cell>
        </table:table-row>
        <table:table-row table:style-name="TableRow131">
          <table:table-cell table:style-name="TableCell132">
            <text:p text:style-name="P133">Style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CSS</text:p>
          </table:table-cell>
          <table:table-cell table:style-name="TableCell138">
            <text:p text:style-name="P139">Création d’un fichier pour le style indépendant, utilisation de ‘className’.</text:p>
          </table:table-cell>
          <table:table-cell table:style-name="TableCell140">
            <text:list text:style-name="LFO10" text:continue-numbering="true">
              <text:list-item>
                <text:p text:style-name="P141">Facile à mettre en œuvre dans un fichier.</text:p>
              </text:list-item>
              <text:list-item>
                <text:p text:style-name="P142">Plus performant que le style en ligne.</text:p>
              </text:list-item>
            </text:list>
          </table:table-cell>
        </table:table-row>
        <text:soft-page-break/>
        <table:table-row table:style-name="TableRow143">
          <table:table-cell table:style-name="TableCell144">
            <text:p text:style-name="P145">Back-end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Firebase REST API</text:p>
          </table:table-cell>
          <table:table-cell table:style-name="TableCell150">
            <text:p text:style-name="P151">Les données sont stockées au format Json ; dialogue avec NodeJS.</text:p>
          </table:table-cell>
          <table:table-cell table:style-name="TableCell152">
            <text:list text:style-name="LFO10" text:continue-numbering="true">
              <text:list-item>
                <text:p text:style-name="P153">Synchronisation en temps réel</text:p>
              </text:list-item>
              <text:list-item>
                <text:p text:style-name="P154">Dialogue maitrisé</text:p>
              </text:list-item>
            </text:list>
          </table:table-cell>
        </table:table-row>
        <table:table-row table:style-name="TableRow155">
          <table:table-cell table:style-name="TableCell156">
            <text:p text:style-name="P157">Authentification</text:p>
          </table:table-cell>
          <table:table-cell table:style-name="TableCell158">
            <text:p text:style-name="P159">Plusieurs utilisateurs</text:p>
            <text:p text:style-name="P160">Possibilité utilisateurs avec plusieurs adresses mail</text:p>
          </table:table-cell>
          <table:table-cell table:style-name="TableCell161">
            <text:p text:style-name="P162">Firebase UI Auth</text:p>
          </table:table-cell>
          <table:table-cell table:style-name="TableCell163">
            <text:p text:style-name="P164">FirebaseUI fournit une solution d'authentification instantanée qui gère les flux d'interface utilisateur pour la connexion des utilisateurs avec des adresses e-mail et des mots de passe, utilisation de jeton d’authentification avec des règles de base préétablies.</text:p>
          </table:table-cell>
          <table:table-cell table:style-name="TableCell165">
            <text:list text:style-name="LFO11" text:continue-numbering="true">
              <text:list-item>
                <text:p text:style-name="P166">Open-source</text:p>
              </text:list-item>
              <text:list-item>
                <text:p text:style-name="P167">Facilement personnalisable</text:p>
              </text:list-item>
            </text:list>
          </table:table-cell>
        </table:table-row>
        <table:table-row table:style-name="TableRow168">
          <table:table-cell table:style-name="TableCell169">
            <text:p text:style-name="P170">Uploading d’images</text:p>
          </table:table-cell>
          <table:table-cell table:style-name="TableCell171">
            <text:p text:style-name="P172">Associer les images au bon utilisateur</text:p>
          </table:table-cell>
          <table:table-cell table:style-name="TableCell173">
            <text:p text:style-name="P174">Firestore qui remplace Firebase RealTime Database</text:p>
          </table:table-cell>
          <table:table-cell table:style-name="TableCell175">
            <text:p text:style-name="P176">Interrogation et affichage des éléments de la base de données en Json.stockage dans le cloud.</text:p>
          </table:table-cell>
          <table:table-cell table:style-name="TableCell177">
            <text:p text:style-name="P178"><text:s text:c="6"/>- <text:s text:c="4"/>Rapide</text:p>
            <text:p text:style-name="P179"><text:s text:c="6"/>- <text:s text:c="4"/>Sécurisé</text:p>
          </table:table-cell>
        </table:table-row>
        <table:table-row table:style-name="TableRow180">
          <table:table-cell table:style-name="TableCell181">
            <text:p text:style-name="P182">Export en pdf</text:p>
          </table:table-cell>
          <table:table-cell table:style-name="TableCell183">
            <text:p text:style-name="P184">Bien positionner les éléments</text:p>
          </table:table-cell>
          <table:table-cell table:style-name="TableCell185">
            <text:p text:style-name="P186">REACTPDF/PDF kit</text:p>
            <text:p text:style-name="P187"/>
          </table:table-cell>
          <table:table-cell table:style-name="TableCell188">
            <text:p text:style-name="P189">Conversion document « View » en PDF en spécifiant un début et une fin de sélection.</text:p>
          </table:table-cell>
          <table:table-cell table:style-name="TableCell190">
            <text:list text:style-name="LFO12" text:continue-numbering="true">
              <text:list-item>
                <text:p text:style-name="P191">Utilisation aisée avec REACT</text:p>
              </text:list-item>
              <text:list-item>
                <text:p text:style-name="P192">Flexibilité d’intégration avec d’autres composants</text:p>
              </text:list-item>
            </text:list>
          </table:table-cell>
        </table:table-row>
        <table:table-row table:style-name="TableRow193">
          <table:table-cell table:style-name="TableCell194">
            <text:p text:style-name="P195">Diffuser menu sur Deliveroo.</text:p>
          </table:table-cell>
          <table:table-cell table:style-name="TableCell196">
            <text:p text:style-name="P197">Format mini : 1920*1080 pixels</text:p>
            <text:p text:style-name="P198"/>
          </table:table-cell>
          <table:table-cell table:style-name="TableCell199">
            <text:p text:style-name="P200">REACT native image crop picker ; dimensionnement avant utilisation</text:p>
          </table:table-cell>
          <table:table-cell table:style-name="TableCell201">
            <text:p text:style-name="P202">Conversion formulaire HTML vers jpg ou png</text:p>
            <text:p text:style-name="P203">Mise au format de l’image avant export vers api Deliveroo.</text:p>
          </table:table-cell>
          <table:table-cell table:style-name="TableCell204">
            <text:list text:style-name="LFO13" text:continue-numbering="true">
              <text:list-item>
                <text:p text:style-name="P205">Dimensionnement a souhait</text:p>
              </text:list-item>
              <text:list-item>
                <text:p text:style-name="P206">Traitement par lot</text:p>
              </text:list-item>
            </text:list>
          </table:table-cell>
        </table:table-row>
        <text:soft-page-break/>
        <table:table-row table:style-name="TableRow207">
          <table:table-cell table:style-name="TableCell208">
            <text:p text:style-name="P209">Partage menu sur Instagram</text:p>
          </table:table-cell>
          <table:table-cell table:style-name="TableCell210">
            <text:p text:style-name="P211">Format 1 :1 (carré)</text:p>
          </table:table-cell>
          <table:table-cell table:style-name="TableCell212">
            <text:p text:style-name="P213">REACT native image crop picker ; dimensionnement avant utilisation</text:p>
          </table:table-cell>
          <table:table-cell table:style-name="TableCell214">
            <text:p text:style-name="P215">Conversion formulaire HTML vers jpg au</text:p>
            <text:p text:style-name="P216">Mise au format de l’image avant export vers api Instagram.</text:p>
          </table:table-cell>
          <table:table-cell table:style-name="TableCell217">
            <text:list text:style-name="LFO13" text:continue-numbering="true">
              <text:list-item>
                <text:p text:style-name="P218">Dimensionnement a souhait</text:p>
              </text:list-item>
              <text:list-item>
                <text:p text:style-name="P219">Traitement par lot</text:p>
              </text:list-item>
            </text:list>
          </table:table-cell>
        </table:table-row>
        <table:table-row table:style-name="TableRow220">
          <table:table-cell table:style-name="TableCell221">
            <text:p text:style-name="P222">Commande impression menu</text:p>
          </table:table-cell>
          <table:table-cell table:style-name="TableCell223">
            <text:p text:style-name="P224">Accessible via le back-Office, lien ouvrant nouvel onglet</text:p>
          </table:table-cell>
          <table:table-cell table:style-name="TableCell225">
            <text:p text:style-name="P226">REACT-to-print</text:p>
          </table:table-cell>
          <table:table-cell table:style-name="TableCell227">
            <text:p text:style-name="P228">Possibilité de lancer une impression après création d’un composant.</text:p>
          </table:table-cell>
          <table:table-cell table:style-name="TableCell229">
            <text:list text:style-name="LFO13" text:continue-numbering="true">
              <text:list-item>
                <text:p text:style-name="P230">Composant facile d’accès</text:p>
              </text:list-item>
              <text:list-item>
                <text:p text:style-name="P231"/>
              </text:list-item>
            </text:list>
          </table:table-cell>
        </table:table-row>
        <table:table-row table:style-name="TableRow232">
          <table:table-cell table:style-name="TableCell233">
            <text:p text:style-name="P234">Accès a historique des menus déjà créés</text:p>
          </table:table-cell>
          <table:table-cell table:style-name="TableCell235">
            <text:p text:style-name="P236">Format jpg</text:p>
          </table:table-cell>
          <table:table-cell table:style-name="TableCell237">
            <text:p text:style-name="P238">Firestore qui remplace Firebase RealTime</text:p>
          </table:table-cell>
          <table:table-cell table:style-name="TableCell239">
            <text:p text:style-name="P240">Interrogation et affichage des éléments de la base de données en Json.</text:p>
          </table:table-cell>
          <table:table-cell table:style-name="TableCell241">
            <text:list text:style-name="LFO13" text:continue-numbering="true">
              <text:list-item>
                <text:p text:style-name="P242">Rapide</text:p>
              </text:list-item>
              <text:list-item>
                <text:p text:style-name="P243">Sécurisée</text:p>
              </text:list-item>
            </text:list>
          </table:table-cell>
        </table:table-row>
      </table:table>
      <text:p text:style-name="P244"/>
      <text:p text:style-name="P245"/>
      <text:p text:style-name="P246"/>
      <text:p text:style-name="P247"/>
      <text:p text:style-name="P248"/>
      <text:list text:style-name="WWNum3" text:continue-numbering="true">
        <text:list-item>
          <text:p text:style-name="P249"><text:bookmark-start text:name="_ex0md8td8283"/><text:bookmark-end text:name="_ex0md8td8283"/>Liens avec le back-end</text:p>
        </text:list-item>
      </text:list>
      <text:p text:style-name="P250"/>
      <text:list text:style-name="WWNum6">
        <text:list-item>
          <text:p text:style-name="P251"><text:span text:style-name="T252">Quel langage pour le serveur ? Node JS</text:span></text:p>
        </text:list-item>
        <text:list-item>
          <text:p text:style-name="P253"><text:span text:style-name="T254">A-t-on besoin d’une API ? API REST Firebase</text:span></text:p>
        </text:list-item>
        <text:list-item>
          <text:p text:style-name="P255"><text:span text:style-name="T256">Base de données choisie :<text:s/></text:span><text:span text:style-name="T257"><text:s/>FireBase Realtime Database NO SQL</text:span><text:span text:style-name="T258"><text:line-break/></text:span></text:p>
        </text:list-item>
      </text:list>
      <text:p text:style-name="P259"/>
      <text:list text:style-name="WWNum3" text:continue-numbering="true">
        <text:list-item>
          <text:p text:style-name="P260"><text:bookmark-start text:name="_a61v3uh5vs19"/><text:bookmark-end text:name="_a61v3uh5vs19"/>Préconisations concernant le domaine et l’hébergement</text:p>
        </text:list-item>
      </text:list>
      <text:p text:style-name="P261"/>
      <text:list text:style-name="WWNum7">
        <text:list-item>
          <text:p text:style-name="P262"><text:span text:style-name="T263">Nom du domaine :  </text:span></text:p>
        </text:list-item>
        <text:list-item>
          <text:p text:style-name="P264"><text:span text:style-name="T265">Nom de l’hébergement :</text:span></text:p>
        </text:list-item>
        <text:list-item>
          <text:p text:style-name="P266"><text:span text:style-name="T267">Adresses e-mail :<text:s/></text:span><text:span text:style-name="T268">contact@qwenta.fr</text:span><text:span text:style-name="T269"><text:line-break/></text:span></text:p>
        </text:list-item>
      </text:list>
      <text:p text:style-name="P270"/>
      <text:list text:style-name="WWNum3" text:continue-numbering="true">
        <text:list-item>
          <text:p text:style-name="P271"><text:bookmark-start text:name="_n56najuvb5ys"/><text:bookmark-end text:name="_n56najuvb5ys"/>Accessibilité<text:line-break/></text:p>
        </text:list-item>
      </text:list>
      <text:list text:style-name="WWNum1">
        <text:list-item>
          <text:p text:style-name="P272"><text:span text:style-name="T273">Compatibilité navigateur Chrome, Firefox, Safari</text:span></text:p>
        </text:list-item>
        <text:list-item>
          <text:p text:style-name="P274"><text:span text:style-name="T275">Accès PC uniquement.</text:span></text:p>
        </text:list-item>
        <text:list-item>
          <text:p text:style-name="P276"><text:span text:style-name="T277">Accessibilité depuis clavier et lecteur d’écran</text:span><text:span text:style-name="T278"><text:line-break/></text:span></text:p>
        </text:list-item>
      </text:list>
      <text:p text:style-name="P279"/>
      <text:list text:style-name="WWNum3" text:continue-numbering="true">
        <text:list-item>
          <text:p text:style-name="P280"><text:bookmark-start text:name="_l80x4g9stizp"/><text:bookmark-end text:name="_l80x4g9stizp"/>Recommandations en termes de sécurité<text:line-break/></text:p>
        </text:list-item>
      </text:list>
      <text:list text:style-name="WWNum5">
        <text:list-item>
          <text:p text:style-name="P281"><text:span text:style-name="T282">Transmettre un jeton d’authentification token avec une durée de validité restreinte</text:span></text:p>
        </text:list-item>
        <text:list-item>
          <text:p text:style-name="P283"><text:span text:style-name="T284">Identification double-facteur</text:span></text:p>
        </text:list-item>
        <text:list-item>
          <text:p text:style-name="P285"><text:span text:style-name="T286">Externaliser avec fournisseur hébergement, la sécurité des données.</text:span><text:span text:style-name="T287"><text:line-break/></text:span></text:p>
        </text:list-item>
      </text:list>
      <text:p text:style-name="P288"><text:span text:style-name="T289"><text:line-break/></text:span></text:p>
      <text:list text:style-name="WWNum3" text:continue-numbering="true">
        <text:list-item>
          <text:p text:style-name="P290"><text:bookmark-start text:name="_vbbknpfyus5o"/><text:bookmark-end text:name="_vbbknpfyus5o"/><text:span text:style-name="T291">Maintenance du site et futures mises à jour</text:span><text:span text:style-name="T292"><text:line-break/></text:span></text:p>
        </text:list-item>
      </text:list>
      <text:list text:style-name="WWNum2">
        <text:list-item>
          <text:p text:style-name="P293"><text:span text:style-name="T294">Grandes lignes du contrat de maintenance.</text:span></text:p>
        </text:list-item>
      </text:list>
      <text:p text:style-name="P295">Mises à jour régulières pour assurer la compatibilité avec les dernières technologies développées ;</text:p>
      <text:p text:style-name="P296">Lors d’ajout ou modification de fonctionnalités, assurance de tests avant déploiement sur serveur ;</text:p>
      <text:p text:style-name="P297"><text:span text:style-name="T298">Surveillance régulière du nombre d’utilisateurs afin de revoir si besoin les choix techniques ou faire évoluer l’hébergem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5pt" style:font-size-asian="15pt" style:font-size-complex="15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Montserrat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Montserra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Montserra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Montserrat" fo:font-size="12pt" style:font-size-asian="12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Montserra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Montserra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0LVL1" style:family="text">
      <style:text-properties style:font-name="Arial" style:font-name-asian="Arial" style:font-name-complex="Aria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rial" style:font-name-asian="Arial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" style:font-name-asian="Arial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style:font-name-asian="Arial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.png" text:anchor-type="paragraph" svg:x="9.5346in" svg:y="-0.8646in" svg:width="1.0535in" svg:height="0.5335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7-16T09:27:00Z</meta:creation-date>
    <dc:date>2024-07-16T09:27:00Z</dc:date>
    <meta:template xlink:href="Normal" xlink:type="simple"/>
    <meta:editing-cycles>2</meta:editing-cycles>
    <meta:editing-duration>PT0S</meta:editing-duration>
    <meta:document-statistic meta:page-count="5" meta:paragraph-count="9" meta:word-count="734" meta:character-count="4764" meta:row-count="33" meta:non-whitespace-character-count="4039"/>
  </office:meta>
</office:document-meta>
</file>